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3924f" officeooo:paragraph-rsid="0013924f"/>
    </style:style>
    <style:style style:name="P2" style:family="paragraph" style:parent-style-name="Standard">
      <style:text-properties officeooo:rsid="0013924f" officeooo:paragraph-rsid="0013924f"/>
    </style:style>
    <style:style style:name="P3" style:family="paragraph" style:parent-style-name="Standard">
      <style:text-properties officeooo:rsid="0015476b" officeooo:paragraph-rsid="0013924f"/>
    </style:style>
    <style:style style:name="P4" style:family="paragraph" style:parent-style-name="Standard">
      <style:text-properties style:text-underline-style="none" officeooo:rsid="0015476b" officeooo:paragraph-rsid="0015476b"/>
    </style:style>
    <style:style style:name="P5" style:family="paragraph" style:parent-style-name="Standard">
      <style:text-properties style:text-underline-style="solid" style:text-underline-width="auto" style:text-underline-color="font-color" officeooo:rsid="0015476b" officeooo:paragraph-rsid="0015476b"/>
    </style:style>
    <style:style style:name="P6" style:family="paragraph" style:parent-style-name="Standard">
      <style:paragraph-properties style:writing-mode="lr-tb" style:writing-mode-automatic="false"/>
      <style:text-properties style:text-underline-style="solid" style:text-underline-width="auto" style:text-underline-color="font-color" officeooo:rsid="0015476b" officeooo:paragraph-rsid="0015476b"/>
    </style:style>
    <style:style style:name="P7" style:family="paragraph" style:parent-style-name="Standard">
      <style:paragraph-properties style:writing-mode="lr-tb" style:writing-mode-automatic="false"/>
      <style:text-properties style:text-underline-style="none" fo:font-weight="normal" officeooo:rsid="0015476b" officeooo:paragraph-rsid="0015476b" style:font-weight-asian="normal" style:font-weight-complex="normal"/>
    </style:style>
    <style:style style:name="P8" style:family="paragraph" style:parent-style-name="Standard">
      <style:paragraph-properties style:writing-mode="lr-tb" style:writing-mode-automatic="false"/>
      <style:text-properties style:text-underline-style="solid" style:text-underline-width="auto" style:text-underline-color="font-color" fo:font-weight="normal" officeooo:rsid="00165e40" officeooo:paragraph-rsid="00165e40" style:font-weight-asian="normal" style:font-weight-complex="normal"/>
    </style:style>
    <style:style style:name="P9" style:family="paragraph" style:parent-style-name="Standard">
      <style:paragraph-properties style:writing-mode="lr-tb" style:writing-mode-automatic="false"/>
      <style:text-properties style:text-underline-style="none" fo:font-weight="normal" officeooo:rsid="00165e40" officeooo:paragraph-rsid="00165e40" style:font-weight-asian="normal" style:font-weight-complex="normal"/>
    </style:style>
    <style:style style:name="T1" style:family="text">
      <style:text-properties officeooo:rsid="001547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:</text:p>
      <text:p text:style-name="P2"/>
      <text:p text:style-name="P2">In a hole in the ground there lived a lemon</text:p>
      <text:p text:style-name="P2">Not a nice, clean, cozy hole, willed with furniture and clean washed clothes</text:p>
      <text:p text:style-name="P2">and a soothing smell<text:line-break/>Nor yet a dry, warm and neat hole with something to sit on in it.</text:p>
      <text:p text:style-name="P2">It was a stoner hole, you could say it was a man-cave.</text:p>
      <text:p text:style-name="P2"/>
      <text:p text:style-name="P2">This lemon called John</text:p>
      <text:p text:style-name="P2">John Lemon</text:p>
      <text:p text:style-name="P2"/>
      <text:p text:style-name="P2">Far over, the misty mountains rolled,<text:line-break/>Two joints too deep</text:p>
      <text:p text:style-name="P2">and a bong to add.</text:p>
      <text:p text:style-name="P2"/>
      <text:p text:style-name="P2">He was the walrus, and he was the egg-man.</text:p>
      <text:p text:style-name="P2">John lemon wanted chips.</text:p>
      <text:p text:style-name="P3"/>
      <text:p text:style-name="P2"/>
      <text:p text:style-name="P1">CUT-SCENE <text:span text:style-name="T1">0</text:span>:</text:p>
      <text:p text:style-name="P4">As John was getting up to get his chips</text:p>
      <text:p text:style-name="P4">The chair looked at him</text:p>
      <text:p text:style-name="P4">With the fierce eyes of a lover</text:p>
      <text:p text:style-name="P4">It was time… To dance</text:p>
      <text:p text:style-name="P4"/>
      <text:p text:style-name="P5">CUT-SCENE 1:</text:p>
      <text:p text:style-name="P4">With a broken chair behind his back</text:p>
      <text:p text:style-name="P4">He headed out</text:p>
      <text:p text:style-name="P4">But!</text:p>
      <text:p text:style-name="P4">In his way there was a door. A ferocious enemy.</text:p>
      <text:p text:style-name="P4">You could say there was more to this door then met the eye</text:p>
      <text:p text:style-name="P4">You could say, there was MoreDoor</text:p>
      <text:p text:style-name="P4"/>
      <text:p text:style-name="P6">CUT-SCENE 2:</text:p>
      <text:p text:style-name="P7">On the way to the kitchen John had a troubling need.</text:p>
      <text:p text:style-name="P7">Bladder was calling for aid.</text:p>
      <text:p text:style-name="P7">John made his way to the toilet.</text:p>
      <text:p text:style-name="P7">And what he saw was not an ordinary toilet.</text:p>
      <text:p text:style-name="P7">There was more to this toilet then what met the eye.</text:p>
      <text:p text:style-name="P7">John saw the windmills in the sky.</text:p>
      <text:p text:style-name="P7">The toilet came in through the bathroom window.</text:p>
      <text:p text:style-name="P7"/>
      <text:p text:style-name="P8">John Lemon in the sky with chips:</text:p>
      <text:p text:style-name="P9">Picture yourself as a lemon in the kitchen</text:p>
      <text:p text:style-name="P9">with chips all around and the pots on the ground</text:p>
      <text:p text:style-name="P9">no gravity pulls you, you float quite freely</text:p>
      <text:p text:style-name="P9">a game with kaleidoscope sprites</text:p>
      <text:p text:style-name="P9"/>
      <text:p text:style-name="P9">--- repeat ---</text:p>
      <text:p text:style-name="P9">John Lemon in the sky with chiiiiips</text:p>
      <text:p text:style-name="P9">John Lemon in the sky with chiiiiips</text:p>
      <text:p text:style-name="P9">John Lemon in the sky with chiiiiips</text:p>
      <text:p text:style-name="P9"><text:soft-page-break/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6T14:21:46.521879225</meta:creation-date>
    <dc:date>2026-04-26T14:50:06.973973082</dc:date>
    <meta:editing-duration>PT7M21S</meta:editing-duration>
    <meta:editing-cycles>1</meta:editing-cycles>
    <meta:document-statistic meta:table-count="0" meta:image-count="0" meta:object-count="0" meta:page-count="2" meta:paragraph-count="40" meta:word-count="281" meta:character-count="1387" meta:non-whitespace-character-count="1146"/>
    <meta:generator>LibreOffice/26.2.2.2$Linux_X86_64 LibreOffice_project/1f77d10d6938fd34972958f64b2bcfa54f8b1ba5</meta:generator>
  </office:meta>
</office:document-meta>
</file>